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0903in" table:align="margins"/>
    </style:style>
    <style:style style:name="Table1.A" style:family="table-column">
      <style:table-column-properties style:column-width="11.0903in" style:rel-column-width="65535*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1.5154in"/>
        </style:tab-stops>
      </style:paragraph-properties>
      <style:text-properties fo:font-size="18pt" officeooo:rsid="001df5df" officeooo:paragraph-rsid="001df5df" style:font-size-asian="18pt" style:font-size-complex="1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.5154in"/>
        </style:tab-stops>
      </style:paragraph-properties>
      <style:text-properties fo:font-size="15pt" officeooo:rsid="001df5df" officeooo:paragraph-rsid="001df5df" style:font-size-asian="15pt" style:font-size-complex="15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5154in"/>
        </style:tab-stops>
      </style:paragraph-properties>
      <style:text-properties fo:font-size="15pt" officeooo:rsid="001df5df" officeooo:paragraph-rsid="001df5df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5154in"/>
        </style:tab-stops>
      </style:paragraph-properties>
      <style:text-properties fo:font-size="15pt" officeooo:rsid="001df5df" officeooo:paragraph-rsid="001fa0e0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5154in"/>
        </style:tab-stops>
      </style:paragraph-properties>
      <style:text-properties fo:font-size="13pt" officeooo:rsid="001df5df" officeooo:paragraph-rsid="001df5df" style:font-size-asian="13pt" style:font-size-complex="13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5154in"/>
        </style:tab-stops>
      </style:paragraph-properties>
      <style:text-properties fo:font-size="13pt" officeooo:rsid="001df5df" officeooo:paragraph-rsid="001fa0e0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8pt" style:font-size-asian="15.75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paragraph-rsid="001fa0e0" style:font-size-asian="13.1000003814697pt" style:font-size-complex="15pt"/>
    </style:style>
    <style:style style:name="T1" style:family="text">
      <style:text-properties fo:font-size="18pt" officeooo:rsid="001df5df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s Becker | Predicting transcription rate from multiplexed protein maps using deep learning</text:p>
      <text:p text:style-name="P1"/>
      <text:p text:style-name="P1"/>
      <text:p text:style-name="P1">Andres Becker | Predicting transcription rate from multiplexed protein maps using deep learning</text:p>
      <text:p text:style-name="P1"/>
      <text:p text:style-name="P1"/>
      <text:p text:style-name="P1">Andres Becker | Predicting transcription rate from multiplexed protein maps using deep learning</text:p>
      <text:p text:style-name="P1"/>
      <text:p text:style-name="P1"/>
      <text:p text:style-name="P2">Andres Becker | Predicting transcription rate from multiplexed protein maps using deep learning</text:p>
      <text:p text:style-name="P1"/>
      <text:p text:style-name="P1"/>
      <text:p text:style-name="P2">Andres Becker | Predicting transcription rate from multiplexed protein maps using deep learning</text:p>
      <text:p text:style-name="P1"/>
      <text:p text:style-name="P1"/>
      <text:p text:style-name="P2">Andres Becker | Predicting transcription rate from multiplexed protein maps using deep learning</text:p>
      <text:p text:style-name="P1"/>
      <text:p text:style-name="P1"/>
      <text:p text:style-name="P5">Andres Becker | Predicting transcription rate from multiplexed protein maps using deep learning</text:p>
      <text:p text:style-name="P1"/>
      <text:p text:style-name="P1"/>
      <text:p text:style-name="P5">Andres Becker | Predicting transcription rate from multiplexed protein maps using deep learning</text:p>
      <text:p text:style-name="P1"/>
      <text:p text:style-name="P1"/>
      <text:p text:style-name="P6">Andres Becker | Predicting transcription rate from multiplexed protein maps using deep learning<text:line-break/></text:p>
      <text:p text:style-name="P6"/>
      <text:p text:style-name="P6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8"/>
            <text:p text:style-name="P1">Andres Becker | Predicting transcription rate from multiplexed protein maps using deep learning</text:p>
            <text:p text:style-name="P8"/>
          </table:table-cell>
        </table:table-row>
        <table:table-row>
          <table:table-cell table:style-name="Table1.A2" office:value-type="string">
            <text:p text:style-name="P1"/>
            <text:p text:style-name="P1">Andres Becker | Predicting transcription rate from multiplexed protein maps using deep learning</text:p>
            <text:p text:style-name="P1"/>
          </table:table-cell>
        </table:table-row>
        <table:table-row>
          <table:table-cell table:style-name="Table1.A2" office:value-type="string">
            <text:p text:style-name="P7"/>
            <text:p text:style-name="P1">Andres Becker | Predicting transcription rate from multiplexed protein maps using deep learning</text:p>
            <text:p text:style-name="P1"/>
          </table:table-cell>
        </table:table-row>
        <table:table-row>
          <table:table-cell table:style-name="Table1.A2" office:value-type="string">
            <text:p text:style-name="P9"/>
            <text:p text:style-name="P2">Andres Becker | Predicting transcription rate from multiplexed protein maps using deep learning</text:p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2">Andres Becker | Predicting transcription rate from multiplexed protein maps using deep learning</text:p>
            <text:p text:style-name="P3"/>
          </table:table-cell>
        </table:table-row>
        <table:table-row>
          <table:table-cell table:style-name="Table1.A2" office:value-type="string">
            <text:p text:style-name="P9"/>
            <text:p text:style-name="P2">Andres Becker | Predicting transcription rate from multiplexed protein maps using deep learning</text:p>
            <text:p text:style-name="P3"/>
          </table:table-cell>
        </table:table-row>
        <table:table-row>
          <table:table-cell table:style-name="Table1.A2" office:value-type="string">
            <text:p text:style-name="P9"/>
            <text:p text:style-name="P5">Andres Becker | Predicting transcription rate from multiplexed protein maps using deep learning</text:p>
            <text:p text:style-name="P3"/>
          </table:table-cell>
        </table:table-row>
        <table:table-row>
          <table:table-cell table:style-name="Table1.A2" office:value-type="string">
            <text:p text:style-name="P9"/>
            <text:p text:style-name="P5">Andres Becker | Predicting transcription rate from multiplexed protein maps using deep learning</text:p>
            <text:p text:style-name="P3"/>
          </table:table-cell>
        </table:table-row>
        <table:table-row>
          <table:table-cell table:style-name="Table1.A2" office:value-type="string">
            <text:p text:style-name="P10"/>
            <text:p text:style-name="P6">Andres Becker | Predicting transcription rate from multiplexed protein maps using deep learning</text:p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4:24:11.728332019</meta:creation-date>
    <dc:date>2021-05-12T18:38:53.592339564</dc:date>
    <meta:editing-duration>PT3H54M11S</meta:editing-duration>
    <meta:editing-cycles>1</meta:editing-cycles>
    <meta:document-statistic meta:table-count="1" meta:image-count="0" meta:object-count="0" meta:page-count="2" meta:paragraph-count="18" meta:word-count="234" meta:character-count="1711" meta:non-whitespace-character-count="1494"/>
    <meta:generator>LibreOffice/6.4.6.2$Linux_X86_64 LibreOffice_project/40$Build-2</meta:generator>
  </office:meta>
</office:document-meta>
</file>